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urier1" svg:font-family="Courier"/>
    <style:font-face style:name="CourierNew1" svg:font-family="CourierNew"/>
    <style:font-face style:name="Symbol1" svg:font-family="Symbol"/>
    <style:font-face style:name="CenturyGothic" svg:font-family="CenturyGothic"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9.539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5"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6"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17" style:family="graphic" style:parent-style-name="standard">
      <style:graphic-properties draw:stroke="none" draw:fill="none" draw:fill-color="#ffffff" fo:min-height="0.455cm"/>
    </style:style>
    <style:style style:name="gr18"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3"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4"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5"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7" style:family="graphic" style:parent-style-name="standard">
      <style:graphic-properties draw:stroke="none" draw:fill="solid" draw:fill-color="#808080"/>
    </style:style>
    <style:style style:name="gr28" style:family="graphic" style:parent-style-name="standard">
      <style:graphic-properties draw:stroke="none" draw:fill="none" draw:textarea-horizontal-align="left" draw:textarea-vertical-align="top" draw:auto-grow-height="true" draw:auto-grow-width="true" fo:min-height="0.581cm" fo:min-width="8.19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81cm" fo:min-width="8.3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581cm" fo:min-width="8.13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81cm" fo:min-width="8.07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1.309cm" fo:min-width="17.93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581cm" fo:min-width="8.24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581cm" fo:min-width="8.42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581cm" fo:min-width="8.181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81cm" fo:min-width="8.325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81cm" fo:min-width="8.126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1.745cm" fo:min-width="17.938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937cm" fo:min-width="0.451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solid" draw:fill-color="#000000"/>
    </style:style>
    <style:style style:name="P12" style:family="paragraph">
      <loext:graphic-properties draw:fill="none"/>
      <style:paragraph-properties fo:text-align="start" style:writing-mode="lr-tb"/>
      <style:text-properties fo:font-size="18pt" style:font-size-asian="18pt" style:font-size-complex="18pt"/>
    </style:style>
    <style:style style:name="P13" style:family="paragraph">
      <loext:graphic-properties draw:fill="none"/>
      <style:paragraph-properties fo:text-align="start" style:writing-mode="lr-tb"/>
      <style:text-properties fo:font-size="11pt" style:font-size-asian="11pt" style:font-size-complex="11pt"/>
    </style:style>
    <style:style style:name="P14" style:family="paragraph">
      <loext:graphic-properties draw:fill="none" draw:fill-color="#ffffff"/>
      <style:paragraph-properties fo:text-align="start" style:writing-mode="lr-tb"/>
      <style:text-properties fo:font-size="24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style:paragraph-properties fo:text-align="start" style:writing-mode="lr-tb"/>
      <style:text-properties fo:font-size="10.6000003814697pt" style:font-size-asian="10.6000003814697pt" style:font-size-complex="10.6000003814697pt"/>
    </style:style>
    <style:style style:name="P23" style:family="paragraph">
      <loext:graphic-properties draw:fill="none"/>
      <style:text-properties fo:font-size="10pt" style:font-size-asian="10pt" style:font-size-complex="10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ffffff" style:font-name="CenturyGothic1" fo:font-size="18pt" style:font-size-asian="18pt" style:font-name-complex="CenturyGothic1" style:font-size-complex="18pt"/>
    </style:style>
    <style:style style:name="T5" style:family="text">
      <style:text-properties fo:color="#000000" style:font-name="CenturyGothic1" fo:font-size="11pt" style:font-size-asian="11pt" style:font-name-complex="CenturyGothic1" style:font-size-complex="11pt"/>
    </style:style>
    <style:style style:name="T6" style:family="text">
      <style:text-properties fo:color="#000000" style:font-name="CenturyGothic1" fo:font-size="11pt" fo:font-style="italic" style:font-size-asian="11pt" style:font-name-complex="CenturyGothic1" style:font-size-complex="11pt" style:font-style-complex="italic"/>
    </style:style>
    <style:style style:name="T7"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8" style:family="text">
      <style:text-properties fo:color="#000000" style:font-name="CenturyGothic1" fo:font-size="11pt" fo:font-weight="bold" style:font-size-asian="11pt" style:font-name-complex="CenturyGothic1" style:font-size-complex="11pt" style:font-weight-complex="bold"/>
    </style:style>
    <style:style style:name="T9" style:family="text">
      <style:text-properties fo:color="#000000" style:font-name="CourierNew1" fo:font-size="11pt" style:font-size-asian="11pt" style:font-name-complex="CourierNew1" style:font-size-complex="11pt"/>
    </style:style>
    <style:style style:name="T10"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1"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2"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3"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4" style:family="text">
      <style:text-properties fo:color="#000000" style:font-name="CenturyGothic1" fo:font-size="8.5pt" fo:font-style="italic" style:font-size-asian="8.5pt" style:font-name-complex="CenturyGothic1" style:font-size-complex="8.5pt" style:font-style-complex="italic"/>
    </style:style>
    <style:style style:name="T15" style:family="text">
      <style:text-properties fo:color="#000000" style:font-name="Courier1" fo:font-size="10.6000003814697pt" style:font-size-asian="10.6000003814697pt" style:font-name-complex="Courier1" style:font-size-complex="10.6000003814697pt"/>
    </style:style>
    <style:style style:name="T16" style:family="text">
      <style:text-properties fo:color="#000000" style:font-name="CenturyGothic1" fo:font-size="10.6000003814697pt" style:font-size-asian="10.6000003814697pt" style:font-name-complex="CenturyGothic1" style:font-size-complex="10.6000003814697pt"/>
    </style:style>
    <style:style style:name="T17" style:family="text">
      <style:text-properties fo:color="#000000" style:font-name="Symbol1" fo:font-size="10.6000003814697pt" style:font-size-asian="10.6000003814697pt" style:font-name-complex="Symbol1" style:font-size-complex="10.6000003814697pt"/>
    </style:style>
    <style:style style:name="T18"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ştırma</text:span></text:p>
          </draw:text-box>
        </draw:frame>
        <draw:frame draw:style-name="gr2" draw:text-style-name="P2" draw:layer="layout" svg:width="6.428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025cm" svg:x="8.785cm" svg:y="15.75cm">
          <draw:text-box>
            <text:p text:style-name="P1"><text:span text:style-name="T3">“</text:span><text:span text:style-name="T3">bahçe-içinde-mi?”</text:span></text:p>
          </draw:text-box>
        </draw:frame>
      </draw:page>
      <draw:page draw:name="page2" draw:style-name="dp1" draw:master-page-name="master-page105">
        <draw:polygon draw:style-name="gr11" draw:text-style-name="P11" draw:layer="layout" svg:width="17.788cm" svg:height="0.78cm" svg:x="1.902cm" svg:y="2.534cm" svg:viewBox="0 0 17789 781" draw:points="0,0 17789,0 17789,781 0,781">
          <text:p/>
        </draw:polygon>
        <draw:frame draw:style-name="gr12" draw:text-style-name="P12" draw:layer="layout" svg:width="3.042cm" svg:height="0.738cm" svg:x="1.906cm" svg:y="2.584cm">
          <draw:text-box>
            <text:p text:style-name="P1"><text:span text:style-name="T4">Ve / Veya</text:span></text:p>
          </draw:text-box>
        </draw:frame>
        <draw:frame draw:style-name="gr13" draw:text-style-name="P13" draw:layer="layout" svg:width="0.387cm" svg:height="0.454cm" svg:x="3.176cm" svg:y="4.341cm">
          <draw:text-box>
            <text:p text:style-name="P1"><text:span text:style-name="T5">1.</text:span></text:p>
          </draw:text-box>
        </draw:frame>
        <draw:frame draw:style-name="gr14" draw:text-style-name="P13" draw:layer="layout" svg:width="8.828cm" svg:height="0.454cm" svg:x="3.767cm" svg:y="4.329cm">
          <draw:text-box>
            <text:p text:style-name="P1"><text:span text:style-name="T5">İki beşten küçüktür, ve sıfır altıya eşittir. </text:span></text:p>
          </draw:text-box>
        </draw:frame>
        <draw:frame draw:style-name="gr13" draw:text-style-name="P13" draw:layer="layout" svg:width="0.387cm" svg:height="0.454cm" svg:x="3.176cm" svg:y="15.3cm">
          <draw:text-box>
            <text:p text:style-name="P1"><text:span text:style-name="T5">2.</text:span></text:p>
          </draw:text-box>
        </draw:frame>
        <draw:polygon draw:style-name="gr15"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6" draw:text-style-name="P13" draw:layer="layout" svg:width="8.52cm" svg:height="0.454cm" svg:x="3.711cm" svg:y="15.305cm">
          <draw:text-box>
            <text:p text:style-name="P1"><text:span text:style-name="T6">İki dörtten küçüktür, veya</text:span><text:span text:style-name="T5"> dört altıya eşittir.</text:span></text:p>
          </draw:text-box>
        </draw:frame>
        <draw:frame draw:style-name="gr17" draw:text-style-name="P14" draw:layer="layout" svg:width="18.184cm" svg:height="0.455cm" svg:x="1.904cm" svg:y="3.547cm">
          <draw:text-box>
            <text:p text:style-name="P1"><text:span text:style-name="T7">Aşağıdaki ifadeler için değerlendirme çemberlerini çizin ve onları Racket</text:span><text:span text:style-name="T8">’e çevirin.</text:span></text:p>
          </draw:text-box>
        </draw:frame>
        <draw:polygon draw:style-name="gr15"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3" draw:style-name="dp1" draw:master-page-name="master-page105">
        <draw:polygon draw:style-name="gr11" draw:text-style-name="P11" draw:layer="layout" svg:width="17.788cm" svg:height="0.78cm" svg:x="1.902cm" svg:y="2.534cm" svg:viewBox="0 0 17789 781" draw:points="0,0 17789,0 17789,781 0,781">
          <text:p/>
        </draw:polygon>
        <draw:frame draw:style-name="gr18" draw:text-style-name="P12" draw:layer="layout" svg:width="5.476cm" svg:height="0.738cm" svg:x="9.116cm" svg:y="2.584cm">
          <draw:text-box>
            <text:p text:style-name="P1"><text:span text:style-name="T4">Tasarım Reçetesi</text:span></text:p>
          </draw:text-box>
        </draw:frame>
        <draw:frame draw:style-name="gr19" draw:text-style-name="P13" draw:layer="layout" svg:width="18.066cm" svg:height="0.907cm" svg:x="2.314cm" svg:y="3.621cm">
          <draw:text-box>
            <text:p text:style-name="P1"><text:span text:style-name="T5">Deniz <text:s/>bir bahçede. Bahçe dışına çıkmadan en fazla ne kadar </text:span></text:p>
            <text:p text:style-name="P1"><text:span text:style-name="T5">sola ve sağa doğru gidebilir? By hem bahçenin genişliği hem kelebeğin genişliğine bağllı.</text:span></text:p>
          </draw:text-box>
        </draw:frame>
        <draw:frame draw:style-name="gr13" draw:text-style-name="P13" draw:layer="layout" svg:width="0.387cm" svg:height="0.454cm" svg:x="2.541cm" svg:y="4.776cm">
          <draw:text-box>
            <text:p text:style-name="P1"><text:span text:style-name="T5">1.</text:span></text:p>
          </draw:text-box>
        </draw:frame>
        <draw:frame draw:style-name="gr20" draw:text-style-name="P13" draw:layer="layout" svg:width="10.128cm" svg:height="0.454cm" svg:x="3.176cm" svg:y="4.776cm">
          <draw:text-box>
            <text:p text:style-name="P1"><text:span text:style-name="T5">Sola doğru görülür olduğu en uzak mesafe:</text:span></text:p>
          </draw:text-box>
        </draw:frame>
        <draw:frame draw:style-name="gr21" draw:text-style-name="P13" draw:layer="layout" svg:width="3.118cm" svg:height="0.454cm" svg:x="15.882cm" svg:y="4.776cm">
          <draw:text-box>
            <text:p text:style-name="P1"><text:span text:style-name="T5">________________</text:span></text:p>
          </draw:text-box>
        </draw:frame>
        <draw:frame draw:style-name="gr13" draw:text-style-name="P13" draw:layer="layout" svg:width="0.387cm" svg:height="0.454cm" svg:x="2.541cm" svg:y="6.205cm">
          <draw:text-box>
            <text:p text:style-name="P1"><text:span text:style-name="T5">2.</text:span></text:p>
          </draw:text-box>
        </draw:frame>
        <draw:frame draw:style-name="gr22" draw:text-style-name="P13" draw:layer="layout" svg:width="10.403cm" svg:height="0.454cm" svg:x="3.176cm" svg:y="6.205cm">
          <draw:text-box>
            <text:p text:style-name="P1"><text:span text:style-name="T5">Sağa doğru görülür olduğu en uzak mesafe:</text:span></text:p>
          </draw:text-box>
        </draw:frame>
        <draw:frame draw:style-name="gr21" draw:text-style-name="P13" draw:layer="layout" svg:width="3.118cm" svg:height="0.454cm" svg:x="14.612cm" svg:y="6.205cm">
          <draw:text-box>
            <text:p text:style-name="P1"><text:span text:style-name="T5">________________</text:span></text:p>
          </draw:text-box>
        </draw:frame>
        <draw:frame draw:style-name="gr13" draw:text-style-name="P13" draw:layer="layout" svg:width="0.387cm" svg:height="0.454cm" svg:x="2.541cm" svg:y="7.634cm">
          <draw:text-box>
            <text:p text:style-name="P1"><text:span text:style-name="T5">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3"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4"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5" draw:text-style-name="P13" draw:layer="layout" svg:width="15.758cm" svg:height="0.907cm" svg:x="3.176cm" svg:y="7.634cm">
          <draw:text-box>
            <text:p text:style-name="P1"><text:span text:style-name="T5">Yukarıda verilen her iki ifade için Değerlendirme Çemberi'ni aşağıdaki dairelerin </text:span></text:p>
            <text:p text:style-name="P1"><text:span text:style-name="T5">içerisine çizin.</text:span></text:p>
          </draw:text-box>
        </draw:frame>
        <draw:frame draw:style-name="gr26" draw:text-style-name="P13" draw:layer="layout" svg:width="2.796cm" svg:height="0.446cm" svg:x="14.802cm" svg:y="4.668cm">
          <draw:text-box>
            <text:p text:style-name="P1"><text:span text:style-name="T9">(&gt; <text:s text:c="2"/>x <text:s text:c="2"/>?)</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28" draw:text-style-name="P16" draw:layer="layout" svg:width="8.198cm" svg:height="0.581cm" svg:x="7.861cm" svg:y="1.68cm">
          <draw:text-box>
            <text:p text:style-name="P1"><text:span text:style-name="T10">Problem: “bahçe-içinde-sol?”</text:span></text:p>
          </draw:text-box>
        </draw:frame>
        <draw:frame draw:style-name="gr29" draw:text-style-name="P17" draw:layer="layout" svg:width="18.294cm" svg:height="1.309cm" svg:x="2.122cm" svg:y="2.786cm">
          <draw:text-box>
            <text:p text:style-name="P1"><text:span text:style-name="T11">“</text:span><text:span text:style-name="T11">bahçe-içinde-sol?” fonksiyonunu yazmak için tasarım reçetesini kullanın. Bu fonksiyon bir</text:span></text:p>
            <text:p text:style-name="P1"><text:span text:style-name="T11"><text:s/></text:span><text:span text:style-name="T11">x-koordinatı alır ve kelebeğin sol taraftan bahçe içinde olup olmadığını kontrol ed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0"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41" draw:text-style-name="P21" draw:layer="layout" svg:width="0.908cm" svg:height="0.255cm" svg:x="16.946cm" svg:y="6.221cm">
          <draw:text-box>
            <text:p text:style-name="P1"><text:span text:style-name="T18">çıktı(lar)</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frame draw:style-name="gr47" draw:text-style-name="P21" draw:layer="layout" svg:width="0.942cm" svg:height="0.255cm" svg:x="9.782cm" svg:y="6.221cm">
          <draw:text-box>
            <text:p text:style-name="P1"><text:span text:style-name="T18">girdi(ler)</text:span></text:p>
          </draw:text-box>
        </draw:frame>
        <draw:frame draw:style-name="gr47" draw:text-style-name="P21" draw:layer="Layer5" svg:width="0.942cm" svg:height="0.255cm" svg:x="8.881cm" svg:y="10.322cm">
          <draw:text-box>
            <text:p text:style-name="P1"><text:span text:style-name="T18">girdi(ler)</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48" draw:text-style-name="P16" draw:layer="layout" svg:width="8.38cm" svg:height="0.581cm" svg:x="7.687cm" svg:y="1.68cm">
          <draw:text-box>
            <text:p text:style-name="P1"><text:span text:style-name="T10">Problem: “bahçe-içinde-sağ?”</text:span></text:p>
          </draw:text-box>
        </draw:frame>
        <draw:frame draw:style-name="gr49" draw:text-style-name="P17" draw:layer="layout" svg:width="18.43cm" svg:height="0.873cm" svg:x="2.122cm" svg:y="2.786cm">
          <draw:text-box>
            <text:p text:style-name="P1"><text:span text:style-name="T11">“</text:span><text:span text:style-name="T11">bahçe-içinde-sağ?” fonksiyonunu yazmak için tasarım reçetesini kullanın. Bu fonksiyon bir</text:span></text:p>
            <text:p text:style-name="P1"><text:span text:style-name="T11"><text:s/></text:span><text:span text:style-name="T11">x-koordinatı alır ve kelebeğin sağ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2" draw:text-style-name="P16" draw:layer="layout" svg:width="8.134cm" svg:height="0.581cm" svg:x="7.687cm" svg:y="1.68cm">
          <draw:text-box>
            <text:p text:style-name="P1"><text:span text:style-name="T10">Problem: “bahçe-içinde-alt?”</text:span></text:p>
          </draw:text-box>
        </draw:frame>
        <draw:frame draw:style-name="gr49" draw:text-style-name="P17" draw:layer="layout" svg:width="18.43cm" svg:height="0.873cm" svg:x="2.122cm" svg:y="2.786cm">
          <draw:text-box>
            <text:p text:style-name="P1"><text:span text:style-name="T11">“</text:span><text:span text:style-name="T11">bahçe-içinde-alt?” fonksiyonunu yazmak için tasarım reçetesini kullanın. Bu fonksiyon bir</text:span></text:p>
            <text:p text:style-name="P1"><text:span text:style-name="T11"><text:s/></text:span><text:span text:style-name="T11">y-koordinatı alır ve kelebeğin al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3" draw:text-style-name="P16" draw:layer="layout" svg:width="8.278cm" svg:height="0.581cm" svg:x="7.687cm" svg:y="1.68cm">
          <draw:text-box>
            <text:p text:style-name="P1"><text:span text:style-name="T10">Problem: “bahçe-içinde-üst?”</text:span></text:p>
          </draw:text-box>
        </draw:frame>
        <draw:frame draw:style-name="gr49" draw:text-style-name="P17" draw:layer="layout" svg:width="18.43cm" svg:height="0.873cm" svg:x="2.122cm" svg:y="2.786cm">
          <draw:text-box>
            <text:p text:style-name="P1"><text:span text:style-name="T11">“</text:span><text:span text:style-name="T11">bahçe-içinde-üst?” fonksiyonunu yazmak için tasarım reçetesini kullanın. Bu fonksiyon bir</text:span></text:p>
            <text:p text:style-name="P1"><text:span text:style-name="T11"><text:s/></text:span><text:span text:style-name="T11">y-koordinatı alır ve kelebeğin üs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4" draw:text-style-name="P16" draw:layer="layout" svg:width="8.079cm" svg:height="0.581cm" svg:x="7.687cm" svg:y="1.68cm">
          <draw:text-box>
            <text:p text:style-name="P1"><text:span text:style-name="T10">Problem: “bahçe-içinde-mi?”</text:span></text:p>
          </draw:text-box>
        </draw:frame>
        <draw:frame draw:style-name="gr49" draw:text-style-name="P17" draw:layer="layout" svg:width="18.43cm" svg:height="0.873cm" svg:x="2.122cm" svg:y="2.786cm">
          <draw:text-box>
            <text:p text:style-name="P1"><text:span text:style-name="T11">“</text:span><text:span text:style-name="T11">bahçe-içinde-mi?” fonksiyonunu yazmak için tasarım reçetesini kullanın. Bu fonksiyon b</text:span></text:p>
            <text:p text:style-name="P1"><text:span text:style-name="T11"><text:s/></text:span><text:span text:style-name="T11">y-koordinatı ve y-koordinatı alır ve kelebeği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5" draw:text-style-name="P16" draw:layer="layout" svg:width="7.19cm" svg:height="0.581cm" svg:x="7.7cm" svg:y="1.68cm">
          <draw:text-box>
            <text:p text:style-name="P1"><text:span text:style-name="T10">Problem: “bahçede-mi?”</text:span></text:p>
          </draw:text-box>
        </draw:frame>
        <draw:frame draw:style-name="gr56" draw:text-style-name="P22" draw:layer="layout" svg:width="17.938cm" svg:height="1.309cm" svg:x="2.023cm" svg:y="2.589cm">
          <draw:text-box>
            <text:p text:style-name="P1"><text:span text:style-name="T11">“</text:span><text:span text:style-name="T11">bahçede-mi?” fonksiyonunu yazmak için tasarım reçetesi kullanın.</text:span><text:span text:style-name="T12"> Bu fonksiyon </text:span></text:p>
            <text:p text:style-name="P1"><text:span text:style-name="T12">bir x-koordinatı ve bir y-koordinatı alır, kelebeğin <text:s/>bahçe içinde olup olmadığınıııı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7" draw:text-style-name="P16" draw:layer="layout" svg:width="8.244cm" svg:height="0.581cm" svg:x="7.7cm" svg:y="1.68cm">
          <draw:text-box>
            <text:p text:style-name="P1"><text:span text:style-name="T10">Problem: “kuyu-dışında-sol?”</text:span></text:p>
          </draw:text-box>
        </draw:frame>
        <draw:frame draw:style-name="gr56" draw:text-style-name="P22" draw:layer="layout" svg:width="17.938cm" svg:height="1.309cm" svg:x="2.023cm" svg:y="2.589cm">
          <draw:text-box>
            <text:p text:style-name="P1"><text:span text:style-name="T11">“</text:span><text:span text:style-name="T11">kuyu-dışında-sol?” fonksiyonunu yazmak için tasarım reçetesi kullanın.</text:span><text:span text:style-name="T12"> Bu fonksiyon </text:span></text:p>
            <text:p text:style-name="P1"><text:span text:style-name="T12">bir x-koordinatı alır, kelebeğin sol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8" draw:text-style-name="P16" draw:layer="layout" svg:width="8.426cm" svg:height="0.581cm" svg:x="7.7cm" svg:y="1.68cm">
          <draw:text-box>
            <text:p text:style-name="P1"><text:span text:style-name="T10">Problem: “kuyu-dışında-sağ?”</text:span></text:p>
          </draw:text-box>
        </draw:frame>
        <draw:frame draw:style-name="gr56" draw:text-style-name="P22" draw:layer="layout" svg:width="17.938cm" svg:height="1.309cm" svg:x="2.023cm" svg:y="2.589cm">
          <draw:text-box>
            <text:p text:style-name="P1"><text:span text:style-name="T11">“</text:span><text:span text:style-name="T11">kuyu-dışında-sağ?” fonksiyonunu yazmak için tasarım reçetesi kullanın.</text:span><text:span text:style-name="T12"> Bu fonksiyon </text:span></text:p>
            <text:p text:style-name="P1"><text:span text:style-name="T12">bir x-koordinatı alır, kelebeğin sağ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9" draw:text-style-name="P16" draw:layer="layout" svg:width="8.181cm" svg:height="0.581cm" svg:x="7.7cm" svg:y="1.68cm">
          <draw:text-box>
            <text:p text:style-name="P1"><text:span text:style-name="T10">Problem: “kuyu-dışında-alt?”</text:span></text:p>
          </draw:text-box>
        </draw:frame>
        <draw:frame draw:style-name="gr56" draw:text-style-name="P22" draw:layer="layout" svg:width="17.938cm" svg:height="1.309cm" svg:x="2.023cm" svg:y="2.589cm">
          <draw:text-box>
            <text:p text:style-name="P1"><text:span text:style-name="T11">“</text:span><text:span text:style-name="T11">kuyu-dışında-alt?” fonksiyonunu yazmak için tasarım reçetesi kullanın.</text:span><text:span text:style-name="T12"> Bu fonksiyon </text:span></text:p>
            <text:p text:style-name="P1"><text:span text:style-name="T12">bir y-koordinatı alır, kelebeğin altt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0" draw:text-style-name="P16" draw:layer="layout" svg:width="8.325cm" svg:height="0.581cm" svg:x="7.7cm" svg:y="1.68cm">
          <draw:text-box>
            <text:p text:style-name="P1"><text:span text:style-name="T10">Problem: “kuyu-dışında-üst?”</text:span></text:p>
          </draw:text-box>
        </draw:frame>
        <draw:frame draw:style-name="gr56" draw:text-style-name="P22" draw:layer="layout" svg:width="17.938cm" svg:height="1.309cm" svg:x="2.023cm" svg:y="2.589cm">
          <draw:text-box>
            <text:p text:style-name="P1"><text:span text:style-name="T11">“</text:span><text:span text:style-name="T11">kuyu-dışında-üst?” fonksiyonunu yazmak için tasarım reçetesi kullanın.</text:span><text:span text:style-name="T12"> Bu fonksiyon </text:span></text:p>
            <text:p text:style-name="P1"><text:span text:style-name="T12">bir y-koordinatı alır, kelebeğin üstte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1" draw:text-style-name="P16" draw:layer="layout" svg:width="8.126cm" svg:height="0.581cm" svg:x="7.7cm" svg:y="1.68cm">
          <draw:text-box>
            <text:p text:style-name="P1"><text:span text:style-name="T10">Problem: “kuyu-dışında-mı?”</text:span></text:p>
          </draw:text-box>
        </draw:frame>
        <draw:frame draw:style-name="gr56" draw:text-style-name="P22" draw:layer="layout" svg:width="17.938cm" svg:height="1.309cm" svg:x="2.023cm" svg:y="2.589cm">
          <draw:text-box>
            <text:p text:style-name="P1"><text:span text:style-name="T11">“</text:span><text:span text:style-name="T11">kuyu-dışında-mı?” fonksiyonunu yazmak için tasarım reçetesi kullanın.</text:span><text:span text:style-name="T12"> Bu fonksiyon </text:span></text:p>
            <text:p text:style-name="P1"><text:span text:style-name="T12"><text:s/></text:span><text:span text:style-name="T12">x-koordinatı ve y-koordinatı alır, kelebeği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5" draw:text-style-name="P16" draw:layer="layout" svg:width="7.19cm" svg:height="0.581cm" svg:x="7.7cm" svg:y="1.68cm">
          <draw:text-box>
            <text:p text:style-name="P1"><text:span text:style-name="T10">P</text:span><text:span text:style-name="T10">r</text:span><text:span text:style-name="T10">o</text:span><text:span text:style-name="T10">b</text:span><text:span text:style-name="T10">l</text:span><text:span text:style-name="T10">e</text:span><text:span text:style-name="T10">m</text:span><text:span text:style-name="T10">: </text:span><text:span text:style-name="T10">“</text:span><text:span text:style-name="T10">g</text:span><text:span text:style-name="T10">ü</text:span><text:span text:style-name="T10">v</text:span><text:span text:style-name="T10">e</text:span><text:span text:style-name="T10">n</text:span><text:span text:style-name="T10">d</text:span><text:span text:style-name="T10">e</text:span><text:span text:style-name="T10">-</text:span><text:span text:style-name="T10">m</text:span><text:span text:style-name="T10">i</text:span><text:span text:style-name="T10">?</text:span><text:span text:style-name="T10">”</text:span></text:p>
          </draw:text-box>
        </draw:frame>
        <draw:frame draw:style-name="gr62" draw:text-style-name="P22" draw:layer="layout" svg:width="17.938cm" svg:height="1.745cm" svg:x="2.023cm" svg:y="2.589cm">
          <draw:text-box>
            <text:p text:style-name="P1"><text:span text:style-name="T11">“</text:span><text:span text:style-name="T11">g</text:span><text:span text:style-name="T11">ü</text:span><text:span text:style-name="T11">v</text:span><text:span text:style-name="T11">e</text:span><text:span text:style-name="T11">n</text:span><text:span text:style-name="T11">d</text:span><text:span text:style-name="T11">e</text:span><text:span text:style-name="T11">-</text:span><text:span text:style-name="T11">m</text:span><text:span text:style-name="T11">i</text:span><text:span text:style-name="T11">?</text:span><text:span text:style-name="T11">”</text:span><text:span text:style-name="T11"> </text:span><text:span text:style-name="T11">f</text:span><text:span text:style-name="T11">o</text:span><text:span text:style-name="T11">n</text:span><text:span text:style-name="T11">k</text:span><text:span text:style-name="T11">s</text:span><text:span text:style-name="T11">i</text:span><text:span text:style-name="T11">y</text:span><text:span text:style-name="T11">o</text:span><text:span text:style-name="T11">n</text:span><text:span text:style-name="T11">u</text:span><text:span text:style-name="T11">n</text:span><text:span text:style-name="T11">u</text:span><text:span text:style-name="T11"> </text:span><text:span text:style-name="T11">y</text:span><text:span text:style-name="T11">a</text:span><text:span text:style-name="T11">z</text:span><text:span text:style-name="T11">m</text:span><text:span text:style-name="T11">a</text:span><text:span text:style-name="T11">k</text:span><text:span text:style-name="T11"> </text:span><text:span text:style-name="T11">i</text:span><text:span text:style-name="T11">ç</text:span><text:span text:style-name="T11">i</text:span><text:span text:style-name="T11">n</text:span><text:span text:style-name="T11"> </text:span><text:span text:style-name="T11">t</text:span><text:span text:style-name="T11">a</text:span><text:span text:style-name="T11">s</text:span><text:span text:style-name="T11">a</text:span><text:span text:style-name="T11">r</text:span><text:span text:style-name="T11">ı</text:span><text:span text:style-name="T11">m</text:span><text:span text:style-name="T11"> </text:span><text:span text:style-name="T11">r</text:span><text:span text:style-name="T11">e</text:span><text:span text:style-name="T11">ç</text:span><text:span text:style-name="T11">e</text:span><text:span text:style-name="T11">t</text:span><text:span text:style-name="T11">e</text:span><text:span text:style-name="T11">s</text:span><text:span text:style-name="T11">i </text:span><text:span text:style-name="T11">k</text:span><text:span text:style-name="T11">u</text:span><text:span text:style-name="T11">l</text:span><text:span text:style-name="T11">l</text:span><text:span text:style-name="T11">a</text:span><text:span text:style-name="T11">n</text:span><text:span text:style-name="T11">ı</text:span><text:span text:style-name="T11">n</text:span><text:span text:style-name="T11">.</text:span><text:span text:style-name="T12"> </text:span><text:span text:style-name="T12">B</text:span><text:span text:style-name="T12">u</text:span><text:span text:style-name="T12"> </text:span><text:span text:style-name="T12">f</text:span><text:span text:style-name="T12">o</text:span><text:span text:style-name="T12">n</text:span><text:span text:style-name="T12">k</text:span><text:span text:style-name="T12">s</text:span><text:span text:style-name="T12">i</text:span><text:span text:style-name="T12">y</text:span><text:span text:style-name="T12">o</text:span><text:span text:style-name="T12">n</text:span><text:span text:style-name="T12"> </text:span></text:p>
            <text:p text:style-name="P1"><text:span text:style-name="T12"><text:s/></text:span><text:span text:style-name="T12">x</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text:span><text:span text:style-name="T12">ı </text:span><text:span text:style-name="T12">v</text:span><text:span text:style-name="T12">e</text:span><text:span text:style-name="T12"> </text:span><text:span text:style-name="T12">y</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text:span><text:span text:style-name="T12">ı </text:span><text:span text:style-name="T12">a</text:span><text:span text:style-name="T12">l</text:span><text:span text:style-name="T12">ı</text:span><text:span text:style-name="T12">r</text:span><text:span text:style-name="T12">,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text:span><text:span text:style-name="T12"> </text:span><text:span text:style-name="T12">h</text:span><text:span text:style-name="T12">e</text:span><text:span text:style-name="T12">m</text:span><text:span text:style-name="T12"> </text:span><text:span text:style-name="T12">b</text:span><text:span text:style-name="T12">a</text:span><text:span text:style-name="T12">h</text:span><text:span text:style-name="T12">ç</text:span><text:span text:style-name="T12">e</text:span><text:span text:style-name="T12"> </text:span><text:span text:style-name="T12">i</text:span><text:span text:style-name="T12">ç</text:span><text:span text:style-name="T12">i</text:span><text:span text:style-name="T12">n</text:span><text:span text:style-name="T12">d</text:span><text:span text:style-name="T12">e</text:span><text:span text:style-name="T12"> </text:span><text:span text:style-name="T12">h</text:span><text:span text:style-name="T12">e</text:span><text:span text:style-name="T12">m</text:span><text:span text:style-name="T12"> </text:span><text:span text:style-name="T12">k</text:span><text:span text:style-name="T12">u</text:span><text:span text:style-name="T12">y</text:span><text:span text:style-name="T12">u</text:span><text:span text:style-name="T12"> </text:span><text:span text:style-name="T12">d</text:span><text:span text:style-name="T12">ı</text:span><text:span text:style-name="T12">ş</text:span><text:span text:style-name="T12">ı</text:span><text:span text:style-name="T12">n</text:span><text:span text:style-name="T12">d</text:span><text:span text:style-name="T12">a</text:span><text:span text:style-name="T12"> </text:span><text:span text:style-name="T12">o</text:span><text:span text:style-name="T12">l</text:span><text:span text:style-name="T12">u</text:span><text:span text:style-name="T12">p</text:span></text:p>
            <text:p text:style-name="P1"><text:span text:style-name="T12"><text:s/></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s</text:span><text:span text:style-name="T12">ö</text:span><text:span text:style-name="T12">y</text:span><text:span text:style-name="T12">l</text:span><text:span text:style-name="T12">e</text:span><text:span text:style-name="T12">r</text:span><text:span text:style-name="T12">.</text:span></text:p>
            <text:p text:style-name="P1"><text:span text:style-name="T12"/></text:p>
          </draw:text-box>
        </draw:frame>
        <draw:frame draw:style-name="gr30" draw:text-style-name="P18" draw:layer="layout" svg:width="8.816cm" svg:height="0.551cm" svg:x="2.023cm" svg:y="4.132cm">
          <draw:text-box>
            <text:p text:style-name="P1"><text:span text:style-name="T13">K</text:span><text:span text:style-name="T13">o</text:span><text:span text:style-name="T13">n</text:span><text:span text:style-name="T13">t</text:span><text:span text:style-name="T13">r</text:span><text:span text:style-name="T13">a</text:span><text:span text:style-name="T13">t</text:span><text:span text:style-name="T13"> </text:span><text:span text:style-name="T13">v</text:span><text:span text:style-name="T13">e</text:span><text:span text:style-name="T13"> </text:span><text:span text:style-name="T13">İ</text:span><text:span text:style-name="T13">f</text:span><text:span text:style-name="T13">a</text:span><text:span text:style-name="T13">d</text:span><text:span text:style-name="T13">e</text:span><text:span text:style-name="T13">n</text:span><text:span text:style-name="T13">i</text:span><text:span text:style-name="T13">n</text:span><text:span text:style-name="T13"> </text:span><text:span text:style-name="T13">A</text:span><text:span text:style-name="T13">m</text:span><text:span text:style-name="T13">a</text:span><text:span text:style-name="T13">c</text:span><text:span text:style-name="T13">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frame draw:style-name="gr63" draw:text-style-name="P23" draw:layer="layout" svg:width="0.451cm" svg:height="0.937cm" svg:x="10.619cm" svg:y="26.446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urier1" svg:font-family="Courier"/>
    <style:font-face style:name="CourierNew1" svg:font-family="CourierNew"/>
    <style:font-face style:name="Symbol1" svg:font-family="Symbol"/>
    <style:font-face style:name="CenturyGothic" svg:font-family="CenturyGothic"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8-04T10:03:00.199578490</dc:date>
    <meta:editing-duration>PT1H25M36S</meta:editing-duration>
    <meta:editing-cycles>30</meta:editing-cycles>
    <meta:generator>LibreOffice/6.2.5.2$Linux_X86_64 LibreOffice_project/20$Build-2</meta:generator>
    <meta:document-statistic meta:object-count="868"/>
  </office:meta>
</office:document-meta>
</file>